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6888" officeooo:paragraph-rsid="0004688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an gestion d’équipe et de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29:56.664780260</meta:creation-date>
    <dc:date>2020-01-22T15:30:15.452905522</dc:date>
    <meta:editing-duration>PT19S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30"/>
    <meta:generator>LibreOffice/5.3.6.1$Linux_X86_64 LibreOffice_project/30$Build-1</meta:generator>
  </office:meta>
</office:document-meta>
</file>